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63c36" officeooo:paragraph-rsid="00063c36"/>
    </style:style>
    <style:style style:name="P2" style:family="paragraph" style:parent-style-name="Text_20_body">
      <style:text-properties officeooo:rsid="00066aca" officeooo:paragraph-rsid="00066aca"/>
    </style:style>
    <style:style style:name="P3" style:family="paragraph" style:parent-style-name="Text_20_body">
      <style:text-properties officeooo:rsid="00081e5a" officeooo:paragraph-rsid="00081e5a"/>
    </style:style>
    <style:style style:name="P4" style:family="paragraph" style:parent-style-name="Text_20_body">
      <style:text-properties officeooo:rsid="0009b67c" officeooo:paragraph-rsid="0009b67c"/>
    </style:style>
    <style:style style:name="P5" style:family="paragraph" style:parent-style-name="Text_20_body">
      <style:text-properties officeooo:rsid="000d364c" officeooo:paragraph-rsid="000d364c"/>
    </style:style>
    <style:style style:name="P6" style:family="paragraph" style:parent-style-name="Text_20_body">
      <style:text-properties officeooo:rsid="000d60b1" officeooo:paragraph-rsid="000d60b1"/>
    </style:style>
    <style:style style:name="P7" style:family="paragraph" style:parent-style-name="Text_20_body">
      <style:text-properties officeooo:rsid="000eefd1" officeooo:paragraph-rsid="000eefd1"/>
    </style:style>
    <style:style style:name="P8" style:family="paragraph" style:parent-style-name="Text_20_body">
      <style:text-properties fo:font-weight="bold" officeooo:rsid="000d60b1" officeooo:paragraph-rsid="000d60b1" style:font-weight-asian="bold" style:font-weight-complex="bold"/>
    </style:style>
    <style:style style:name="P9" style:family="paragraph" style:parent-style-name="Text_20_body">
      <style:text-properties fo:font-weight="bold" officeooo:rsid="000d364c" officeooo:paragraph-rsid="000d364c" style:font-weight-asian="bold" style:font-weight-complex="bold"/>
    </style:style>
    <style:style style:name="P10" style:family="paragraph" style:parent-style-name="Text_20_body">
      <style:text-properties fo:font-weight="bold" officeooo:rsid="001217e9" officeooo:paragraph-rsid="001217e9" style:font-weight-asian="bold" style:font-weight-complex="bold"/>
    </style:style>
    <style:style style:name="P11" style:family="paragraph" style:parent-style-name="Text_20_body">
      <style:text-properties fo:font-weight="bold" officeooo:rsid="00122a08" officeooo:paragraph-rsid="00122a08" style:font-weight-asian="bold" style:font-weight-complex="bold"/>
    </style:style>
    <style:style style:name="P12" style:family="paragraph" style:parent-style-name="Text_20_body">
      <style:text-properties fo:font-weight="bold" officeooo:rsid="00137d52" officeooo:paragraph-rsid="00137d52" style:font-weight-asian="bold" style:font-weight-complex="bold"/>
    </style:style>
    <style:style style:name="P13" style:family="paragraph" style:parent-style-name="Text_20_body">
      <style:text-properties fo:font-weight="bold" officeooo:rsid="0016c49f" officeooo:paragraph-rsid="0016c49f" style:font-weight-asian="bold" style:font-weight-complex="bold"/>
    </style:style>
    <style:style style:name="P14" style:family="paragraph" style:parent-style-name="Text_20_body">
      <style:text-properties fo:font-weight="bold" officeooo:rsid="00193b95" officeooo:paragraph-rsid="00193b95" style:font-weight-asian="bold" style:font-weight-complex="bold"/>
    </style:style>
    <style:style style:name="P15" style:family="paragraph" style:parent-style-name="Text_20_body">
      <style:text-properties fo:font-weight="bold" officeooo:rsid="001a4fc0" officeooo:paragraph-rsid="001a4fc0" style:font-weight-asian="bold" style:font-weight-complex="bold"/>
    </style:style>
    <style:style style:name="P16" style:family="paragraph" style:parent-style-name="Text_20_body">
      <style:text-properties fo:font-weight="bold" officeooo:rsid="00224b7e" officeooo:paragraph-rsid="00224b7e" style:font-weight-asian="bold" style:font-weight-complex="bold"/>
    </style:style>
    <style:style style:name="P17" style:family="paragraph" style:parent-style-name="Text_20_body">
      <style:text-properties fo:font-weight="normal" officeooo:rsid="00122a08" officeooo:paragraph-rsid="00122a08" style:font-weight-asian="normal" style:font-weight-complex="normal"/>
    </style:style>
    <style:style style:name="P18" style:family="paragraph" style:parent-style-name="Text_20_body">
      <style:text-properties fo:font-weight="normal" officeooo:rsid="00136e8a" officeooo:paragraph-rsid="00136e8a" style:font-weight-asian="normal" style:font-weight-complex="normal"/>
    </style:style>
    <style:style style:name="P19" style:family="paragraph" style:parent-style-name="Text_20_body">
      <style:text-properties fo:font-weight="normal" officeooo:rsid="00173346" officeooo:paragraph-rsid="00173346" style:font-weight-asian="normal" style:font-weight-complex="normal"/>
    </style:style>
    <style:style style:name="P20" style:family="paragraph" style:parent-style-name="Text_20_body">
      <style:text-properties fo:font-weight="normal" officeooo:rsid="00193b95" officeooo:paragraph-rsid="00193b95" style:font-weight-asian="normal" style:font-weight-complex="normal"/>
    </style:style>
    <style:style style:name="P21" style:family="paragraph" style:parent-style-name="Text_20_body">
      <style:text-properties fo:font-weight="normal" officeooo:rsid="001a4fc0" officeooo:paragraph-rsid="001a4fc0" style:font-weight-asian="normal" style:font-weight-complex="normal"/>
    </style:style>
    <style:style style:name="P22" style:family="paragraph" style:parent-style-name="Text_20_body">
      <style:text-properties fo:font-weight="normal" officeooo:rsid="00206f0f" officeooo:paragraph-rsid="00206f0f" style:font-weight-asian="normal" style:font-weight-complex="normal"/>
    </style:style>
    <style:style style:name="P23" style:family="paragraph" style:parent-style-name="Text_20_body">
      <style:text-properties fo:font-weight="normal" officeooo:rsid="0020ab74" officeooo:paragraph-rsid="0020ab74" style:font-weight-asian="normal" style:font-weight-complex="normal"/>
    </style:style>
    <style:style style:name="P24" style:family="paragraph" style:parent-style-name="Heading_20_3">
      <style:text-properties officeooo:rsid="00063c36" officeooo:paragraph-rsid="00063c36"/>
    </style:style>
    <style:style style:name="P25" style:family="paragraph" style:parent-style-name="Text_20_body" style:list-style-name="L1">
      <style:text-properties officeooo:rsid="000d364c" officeooo:paragraph-rsid="000d364c"/>
    </style:style>
    <style:style style:name="P26" style:family="paragraph" style:parent-style-name="Text_20_body" style:list-style-name="L2">
      <style:text-properties officeooo:rsid="000d60b1" officeooo:paragraph-rsid="000d60b1"/>
    </style:style>
    <style:style style:name="P27" style:family="paragraph" style:parent-style-name="Text_20_body" style:list-style-name="L3">
      <style:text-properties fo:font-weight="normal" officeooo:rsid="001217e9" officeooo:paragraph-rsid="001217e9" style:font-weight-asian="normal" style:font-weight-complex="normal"/>
    </style:style>
    <style:style style:name="P28" style:family="paragraph" style:parent-style-name="Text_20_body" style:list-style-name="L4">
      <style:text-properties fo:font-weight="normal" officeooo:rsid="00122a08" officeooo:paragraph-rsid="00122a08" style:font-weight-asian="normal" style:font-weight-complex="normal"/>
    </style:style>
    <style:style style:name="P29" style:family="paragraph" style:parent-style-name="Text_20_body" style:list-style-name="L4">
      <style:text-properties fo:font-weight="normal" officeooo:rsid="00136e8a" officeooo:paragraph-rsid="00136e8a" style:font-weight-asian="normal" style:font-weight-complex="normal"/>
    </style:style>
    <style:style style:name="P30" style:family="paragraph" style:parent-style-name="Text_20_body" style:list-style-name="L5">
      <style:text-properties fo:font-weight="normal" officeooo:rsid="00137d52" officeooo:paragraph-rsid="00137d52" style:font-weight-asian="normal" style:font-weight-complex="normal"/>
    </style:style>
    <style:style style:name="P31" style:family="paragraph" style:parent-style-name="Text_20_body" style:list-style-name="L6">
      <style:text-properties fo:font-weight="normal" officeooo:rsid="00193b95" officeooo:paragraph-rsid="00193b95" style:font-weight-asian="normal" style:font-weight-complex="normal"/>
    </style:style>
    <style:style style:name="P32" style:family="paragraph" style:parent-style-name="Text_20_body" style:list-style-name="L7">
      <style:text-properties fo:font-weight="normal" officeooo:rsid="001a4fc0" officeooo:paragraph-rsid="001a4fc0" style:font-weight-asian="normal" style:font-weight-complex="normal"/>
    </style:style>
    <style:style style:name="P33" style:family="paragraph" style:parent-style-name="Text_20_body" style:list-style-name="L8">
      <style:text-properties fo:font-weight="normal" officeooo:rsid="001a4fc0" officeooo:paragraph-rsid="001a4fc0" style:font-weight-asian="normal" style:font-weight-complex="normal"/>
    </style:style>
    <style:style style:name="P34" style:family="paragraph" style:parent-style-name="Text_20_body" style:list-style-name="L9">
      <style:text-properties fo:font-weight="normal" officeooo:rsid="00224b7e" officeooo:paragraph-rsid="00224b7e" style:font-weight-asian="normal" style:font-weight-complex="normal"/>
    </style:style>
    <style:style style:name="P35" style:family="paragraph" style:parent-style-name="Text_20_body">
      <style:text-properties fo:font-weight="normal" officeooo:rsid="0023b5d1" officeooo:paragraph-rsid="0023b5d1" style:font-weight-asian="normal" style:font-weight-complex="normal"/>
    </style:style>
    <style:style style:name="P36" style:family="paragraph" style:parent-style-name="Text_20_body">
      <style:text-properties fo:font-weight="normal" officeooo:rsid="00255cd6" officeooo:paragraph-rsid="00255cd6" style:font-weight-asian="normal" style:font-weight-complex="normal"/>
    </style:style>
    <style:style style:name="P37" style:family="paragraph" style:parent-style-name="Text_20_body">
      <style:text-properties fo:font-weight="bold" officeooo:rsid="0023b5d1" officeooo:paragraph-rsid="0023b5d1" style:font-weight-asian="bold" style:font-weight-complex="bold"/>
    </style:style>
    <style:style style:name="T1" style:family="text">
      <style:text-properties officeooo:rsid="000a8284"/>
    </style:style>
    <style:style style:name="T2" style:family="text">
      <style:text-properties officeooo:rsid="000d60b1"/>
    </style:style>
    <style:style style:name="T3" style:family="text">
      <style:text-properties officeooo:rsid="0012bc4e"/>
    </style:style>
    <style:style style:name="T4" style:family="text">
      <style:text-properties officeooo:rsid="00151b50"/>
    </style:style>
    <style:style style:name="T5" style:family="text">
      <style:text-properties officeooo:rsid="001a4fc0"/>
    </style:style>
    <style:style style:name="T6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3">What is Spring Boot?</text:h>
      <text:p text:style-name="P4">Spring Boot makes it easy to create stand-alone, production-grade Spring <text:span text:style-name="T1">based Applications that you can “just run”.</text:span></text:p>
      <text:p text:style-name="P4"/>
      <text:p text:style-name="P1">Building and end to end app </text:p>
      <text:p text:style-name="P2">Spring Boot Features </text:p>
      <text:p text:style-name="P3">Configuration and Customization</text:p>
      <text:p text:style-name="P3"/>
      <text:p text:style-name="P9">What is Spring?</text:p>
      <text:list xml:id="list2735067371" text:style-name="L1">
        <text:list-item>
          <text:p text:style-name="P25">Application framework</text:p>
        </text:list-item>
        <text:list-item>
          <text:p text:style-name="P25">Programming and configuration model</text:p>
        </text:list-item>
        <text:list-item>
          <text:p text:style-name="P25"><text:span text:style-name="T2">Infrastructure</text:span> support</text:p>
        </text:list-item>
      </text:list>
      <text:p text:style-name="P5"/>
      <text:p text:style-name="P8">Problems with Spring:</text:p>
      <text:list xml:id="list975564678" text:style-name="L2">
        <text:list-item>
          <text:p text:style-name="P26">Huge framework</text:p>
        </text:list-item>
        <text:list-item>
          <text:p text:style-name="P26">Multiple setup steps</text:p>
        </text:list-item>
        <text:list-item>
          <text:p text:style-name="P26">Multiple configuration steps</text:p>
        </text:list-item>
        <text:list-item>
          <text:p text:style-name="P26">Multiple build and deploy steps</text:p>
        </text:list-item>
      </text:list>
      <text:p text:style-name="P6"/>
      <text:p text:style-name="P7">Can we abstract these steps?</text:p>
      <text:p text:style-name="P7"/>
      <text:p text:style-name="P10">Enter Spring Boot</text:p>
      <text:list xml:id="list3793520283" text:style-name="L3">
        <text:list-item>
          <text:p text:style-name="P27">Opinionated</text:p>
        </text:list-item>
        <text:list-item>
          <text:p text:style-name="P27">Convention over configuration</text:p>
        </text:list-item>
        <text:list-item>
          <text:p text:style-name="P27">Stand alone</text:p>
        </text:list-item>
        <text:list-item>
          <text:p text:style-name="P27">Production ready</text:p>
          <text:p text:style-name="P27"/>
        </text:list-item>
      </text:list>
      <text:p text:style-name="P11">Setup: </text:p>
      <text:list xml:id="list3563099324" text:style-name="L4">
        <text:list-item>
          <text:p text:style-name="P28">Java 8 SDK<text:tab/><text:tab/><text:span text:style-name="T3">java -version <text:tab/><text:tab/>echo$JAVA_HOME</text:span></text:p>
        </text:list-item>
        <text:list-item>
          <text:p text:style-name="P29">Spring STS</text:p>
        </text:list-item>
      </text:list>
      <text:p text:style-name="P18"><text:soft-page-break/></text:p>
      <text:p text:style-name="P12">Java dependencies <text:span text:style-name="T4">with Maven (build and dependency management tool)</text:span></text:p>
      <text:list xml:id="list1883643642" text:style-name="L5">
        <text:list-item>
          <text:p text:style-name="P30">App <text:s/><text:span text:style-name="T4">=&gt; pom.xml</text:span></text:p>
        </text:list-item>
        <text:list-item>
          <text:p text:style-name="P30">Repo </text:p>
          <text:p text:style-name="P30"/>
        </text:list-item>
      </text:list>
      <text:p text:style-name="P13">Creating a project with spring tool to bootstrap</text:p>
      <text:p text:style-name="P19">Creating a Maven Java project</text:p>
      <text:p text:style-name="P19"/>
      <text:p text:style-name="P14">Starting Spring Boot</text:p>
      <text:p text:style-name="P20">SpringApplication.run(App.class, args);</text:p>
      <text:list xml:id="list2516081944" text:style-name="L6">
        <text:list-item>
          <text:p text:style-name="P31">Sets up default configuration</text:p>
        </text:list-item>
        <text:list-item>
          <text:p text:style-name="P31">Starts Spring application context </text:p>
        </text:list-item>
        <text:list-item>
          <text:p text:style-name="P31">Performs class path scan</text:p>
        </text:list-item>
        <text:list-item>
          <text:p text:style-name="P31">Starts Tomcat <text:span text:style-name="T5">server </text:span></text:p>
        </text:list-item>
      </text:list>
      <text:p text:style-name="P20"/>
      <text:p text:style-name="P15">Let’s add a controller</text:p>
      <text:list xml:id="list4248486855" text:style-name="L7">
        <text:list-item>
          <text:p text:style-name="P32">A Java class</text:p>
        </text:list-item>
        <text:list-item>
          <text:p text:style-name="P32">Marked with annotations</text:p>
        </text:list-item>
        <text:list-item>
          <text:p text:style-name="P32">Has info about </text:p>
        </text:list-item>
      </text:list>
      <text:list xml:id="list2207352780" text:style-name="L8">
        <text:list-item>
          <text:p text:style-name="P33">What URL access triggers it?</text:p>
        </text:list-item>
        <text:list-item>
          <text:p text:style-name="P33">What method to run when accessed?</text:p>
        </text:list-item>
      </text:list>
      <text:p text:style-name="P21"/>
      <text:p text:style-name="P22">What’s happening here?</text:p>
      <text:p text:style-name="P23">Bill of materials</text:p>
      <text:p text:style-name="P23"/>
      <text:p text:style-name="P16">Embedded Tomcat Server</text:p>
      <text:list xml:id="list2800646791" text:style-name="L9">
        <text:list-item>
          <text:p text:style-name="P34">Convenience </text:p>
        </text:list-item>
        <text:list-item>
          <text:p text:style-name="P34">Servlet container configuration is now app configuration</text:p>
        </text:list-item>
        <text:list-item>
          <text:p text:style-name="P34">Standalone application</text:p>
        </text:list-item>
        <text:list-item>
          <text:p text:style-name="P34">Useful for microservices architecture </text:p>
        </text:list-item>
      </text:list>
      <text:p text:style-name="P37"><text:soft-page-break/>Spring MVC: The View Tier</text:p>
      <text:p text:style-name="P37">Spring MVC Controller</text:p>
      <text:p text:style-name="P35"/>
      <text:p text:style-name="P36">Course API</text:p>
      <text:p text:style-name="P36">Topics:</text:p>
      <text:p text:style-name="P36">GET<text:tab/>/topics<text:tab/><text:tab/>Gets all topics</text:p>
      <text:p text:style-name="P36">GET <text:tab/>/topics /id<text:tab/>Gets the topic</text:p>
      <text:p text:style-name="P36">POST<text:tab/>/topics<text:tab/><text:tab/>Creates new topic</text:p>
      <text:p text:style-name="P36">PUT <text:tab/><text:span text:style-name="T6">topics</text:span>/id<text:tab/>Updates the topic</text:p>
      <text:p text:style-name="P36">DELETE<text:tab/>/topics/id<text:tab/>Deletes the topic<text:tab/><text:tab/></text:p>
      <text:p text:style-name="P17"/>
      <text:p text:style-name="P6"/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1:00:43.359647599</meta:creation-date>
    <dc:date>2018-11-14T13:15:22.120120904</dc:date>
    <meta:editing-duration>PT7H5M53S</meta:editing-duration>
    <meta:editing-cycles>32</meta:editing-cycles>
    <meta:generator>LibreOffice/6.0.6.2$Linux_X86_64 LibreOffice_project/00m0$Build-2</meta:generator>
    <meta:document-statistic meta:table-count="0" meta:image-count="0" meta:object-count="0" meta:page-count="3" meta:paragraph-count="58" meta:word-count="245" meta:character-count="1499" meta:non-whitespace-character-count="1321"/>
  </office:meta>
</office:document-meta>
</file>